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user-transformed="true">
          <draw:text-box>
            <text:p>Predictive Policing using ICT </text:p>
          </draw:text-box>
        </draw:frame>
        <draw:frame presentation:style-name="pr2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user-transformed="true">
          <draw:text-box>
            <text:p>Minority Report Movie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R we there yet ?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6cm" presentation:class="title" presentation:user-transformed="true">
          <draw:text-box>
            <text:p>Kinds of Crime in India<text:line-break/><text:span text:style-name="T1">( Much better list from INDIAN PENAL CODE, 1860 (Sections 1 to 511) and in The Criminal Law (Amendment) Ordinance, 2013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imes </text:p>
                <text:list>
                  <text:list-item>
                    <text:p>Thefts </text:p>
                  </text:list-item>
                  <text:list-item>
                    <text:p>Burgalary/RObbery</text:p>
                  </text:list-item>
                  <text:list-item>
                    <text:p>Violence</text:p>
                  </text:list-item>
                  <text:list-item>
                    <text:p>Kidnap</text:p>
                  </text:list-item>
                </text:list>
              </text:list-item>
              <text:list-item>
                <text:p>Crime Against Women </text:p>
                <text:list>
                  <text:list-item>
                    <text:p>Rape </text:p>
                  </text:list-item>
                  <text:list-item>
                    <text:p>Dowry</text:p>
                  </text:list-item>
                  <text:list-item>
                    <text:p>Domestic Violence</text:p>
                  </text:list-item>
                </text:list>
              </text:list-item>
              <text:list-item>
                <text:p><text:s/>Organized Crimes </text:p>
                <text:list>
                  <text:list-item>
                    <text:p>Rackets</text:p>
                  </text:list-item>
                  <text:list-item>
                    <text:p>Illegal Drug Trade</text:p>
                  </text:list-item>
                  <text:list-item>
                    <text:p>Arms Trafficking</text:p>
                  </text:list-item>
                  <text:list-item>
                    <text:p>Terroris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Understanding of crim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ture of crime keeps changing </text:p>
                <text:list>
                  <text:list-item>
                    <text:p>30 ago the kind of demographic <text:s text:c="2"/>compare with today (Cyber Crimes) </text:p>
                  </text:list-item>
                  <text:list-item>
                    <text:p>We <text:s/>see but not observe (Miss the jungle for the trees)</text:p>
                  </text:list-item>
                  <text:list-item>
                    <text:p>Analyse data to establish the normal pattern and then find deviations and their caus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atial and Tempor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cross Geography and Over Time Analysis of past trends of Crime data </text:p>
              </text:list-item>
              <text:list-item>
                <text:p>Understand other basic data as well and superimpose with that data to understand the dynamics of interplay. </text:p>
                <text:list>
                  <text:list-item>
                    <text:p>(Movement from villages to cities &gt; Contruction worker wages &gt; New Mumbai vs Old Mumbai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CRB </text:p>
              </text:list-item>
              <text:list-item>
                <text:p><text:a xlink:href="https://en.wikipedia.org/wiki/Crime_in_India" xlink:type="simple">https://en.wikipedia.org/wiki/Crime_in_India</text:a></text:p>
              </text:list-item>
              <text:list-item>
                <text:p><text:a xlink:href="https://irgn452.files.wordpress.com/2016/03/3-s2-0-b9780124115118000141-main.pdf" xlink:type="simple">https://irgn452.files.wordpress.com/2016/03/3-s2-0-b9780124115118000141-main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31:13.765698358</meta:creation-date>
    <dc:date>2018-12-07T14:17:14.188430621</dc:date>
    <meta:editing-duration>PT15M36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